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0868in" fo:margin-left="-0.0396in" table:align="left" style:writing-mode="lr-tb"/>
    </style:style>
    <style:style style:name="Table1.A" style:family="table-column">
      <style:table-column-properties style:column-width="1.771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396in" fo:padding-right="0.0396in" fo:padding-top="0in" fo:padding-bottom="0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fo:line-height="100%"/>
    </style:style>
    <style:style style:name="P3" style:family="paragraph" style:parent-style-name="Standard">
      <style:paragraph-properties fo:margin-top="0in" fo:margin-bottom="0in" fo:line-height="100%" fo:text-align="center" style:justify-single-word="false"/>
    </style:style>
    <style:style style:name="P4" style:family="paragraph" style:parent-style-name="Standard">
      <style:paragraph-properties fo:margin-top="0in" fo:margin-bottom="0in" fo:line-height="100%" fo:text-align="justify" style:justify-single-word="false"/>
    </style:style>
    <style:style style:name="P5" style:family="paragraph" style:parent-style-name="Standard">
      <style:paragraph-properties fo:margin-top="0in" fo:margin-bottom="0in" fo:line-height="100%" fo:text-align="center" style:justify-single-word="false"/>
      <style:text-properties style:font-name="Cambria" fo:font-size="18pt" style:font-size-asian="18pt" style:font-size-complex="18pt"/>
    </style:style>
    <style:style style:name="P6" style:family="paragraph" style:parent-style-name="Standard">
      <style:paragraph-properties fo:margin-top="0in" fo:margin-bottom="0in" fo:line-height="100%" fo:text-align="center" style:justify-single-word="false"/>
      <style:text-properties style:font-name="Cambria" fo:font-size="16pt" style:font-size-asian="16pt" style:font-size-complex="16pt"/>
    </style:style>
    <style:style style:name="P7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Consolas" fo:font-size="10pt" fo:language="en" fo:country="US" style:font-size-asian="10pt" style:font-name-complex="Consolas1" style:font-size-complex="10pt"/>
    </style:style>
    <style:style style:name="P8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</style:style>
    <style:style style:name="P9" style:family="paragraph" style:parent-style-name="Standard">
      <style:paragraph-properties fo:margin-left="0in" fo:margin-right="0in" fo:margin-top="0in" fo:margin-bottom="0in" fo:line-height="100%" fo:text-indent="4.6272in" style:auto-text-indent="false"/>
    </style:style>
    <style:style style:name="P10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1972in" style:auto-text-indent="false"/>
    </style:style>
    <style:style style:name="P11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.1972in" style:auto-text-indent="false"/>
      <style:text-properties fo:color="#000000" fo:language="en" fo:country="US"/>
    </style:style>
    <style:style style:name="T1" style:family="text">
      <style:text-properties style:font-name="Cambria" fo:font-size="18pt" style:font-size-asian="18pt" style:font-size-complex="18pt"/>
    </style:style>
    <style:style style:name="T2" style:family="text">
      <style:text-properties style:font-name="Cambria" fo:font-size="24pt" style:font-size-asian="24pt" style:font-size-complex="24pt"/>
    </style:style>
    <style:style style:name="T3" style:family="text">
      <style:text-properties style:font-name="Cambria" fo:font-size="24pt" fo:language="en" fo:country="US" style:font-size-asian="24pt" style:font-size-complex="24pt"/>
    </style:style>
    <style:style style:name="T4" style:family="text">
      <style:text-properties style:font-name="Cambria" fo:font-size="22pt" style:font-size-asian="22pt" style:font-size-complex="22pt"/>
    </style:style>
    <style:style style:name="T5" style:family="text">
      <style:text-properties style:font-name="Cambria" fo:font-size="16pt" style:font-size-asian="16pt" style:font-size-complex="16pt"/>
    </style:style>
    <style:style style:name="T6" style:family="text">
      <style:text-properties style:font-name="Cambria" fo:font-size="16pt" fo:font-style="italic" style:font-size-asian="16pt" style:font-style-asian="italic" style:font-size-complex="16pt"/>
    </style:style>
    <style:style style:name="T7" style:family="text">
      <style:text-properties style:font-name="Cambria" fo:font-size="16pt" fo:language="en" fo:country="US" style:font-size-asian="16pt" style:font-size-complex="16pt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style:font-weight-asian="bold"/>
    </style:style>
    <style:style style:name="T10" style:family="text">
      <style:text-properties fo:font-weight="bold" style:font-weight-asian="bold"/>
    </style:style>
    <style:style style:name="T11" style:family="text">
      <style:text-properties fo:color="#000000" style:font-name="Consolas" fo:font-size="10pt" fo:language="ru" fo:country="RU" style:font-size-asian="10pt" style:font-name-complex="Consolas1" style:font-size-complex="10pt"/>
    </style:style>
    <style:style style:name="T12" style:family="text">
      <style:text-properties fo:color="#000000" style:font-name="Consolas" fo:font-size="10pt" fo:language="ru" fo:country="RU" fo:font-weight="bold" style:font-size-asian="10pt" style:font-weight-asian="bold" style:font-name-complex="Consolas1" style:font-size-complex="10pt" style:font-weight-complex="bold"/>
    </style:style>
    <style:style style:name="T13" style:family="text">
      <style:text-properties fo:color="#000000" style:font-name="Consolas" fo:font-size="10pt" fo:language="ru" fo:country="RU" fo:font-style="italic" style:font-size-asian="10pt" style:font-style-asian="italic" style:font-name-complex="Consolas1" style:font-size-complex="10pt" style:font-style-complex="italic"/>
    </style:style>
    <style:style style:name="T14" style:family="text">
      <style:text-properties fo:color="#000000" style:font-name="Consolas" fo:font-size="10pt" fo:language="en" fo:country="US" style:font-size-asian="10pt" style:font-name-complex="Consolas1" style:font-size-complex="10pt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Національний технічний університет України</text:span></text:p>
      <text:p text:style-name="P3"><text:span text:style-name="T1">«Київський політехнічний інститут»</text:span></text:p>
      <text:p text:style-name="P3"><text:span text:style-name="T1">Факультет інформатики і обчислювальної техніки</text:span></text:p>
      <text:p text:style-name="P3"><text:span text:style-name="T1">Кафедра обчислювальної техніки</text:span></text:p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T2">Лабораторна робота №</text:span><text:span text:style-name="T3">4</text:span></text:p>
      <text:p text:style-name="P3"><text:span text:style-name="T4">З алгоритмів та методів обчислень</text:span></text:p>
      <text:p text:style-name="P5"/>
      <text:p text:style-name="P5"/>
      <text:p text:style-name="P5"/>
      <text:p text:style-name="P5"/>
      <text:p text:style-name="P5"/>
      <text:p text:style-name="P9"><text:span text:style-name="T6">Виконав:</text:span></text:p>
      <text:p text:style-name="P9"><text:span text:style-name="T5">Студент групи ІО-22</text:span></text:p>
      <text:p text:style-name="P9"><text:span text:style-name="T5">Бас А. В.</text:span></text:p>
      <text:p text:style-name="P9"><text:span text:style-name="T6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3"><text:span text:style-name="T5">м. Київ</text:span></text:p>
      <text:p text:style-name="P3"><text:span text:style-name="T5">201</text:span><text:span text:style-name="T7">4</text:span><text:span text:style-name="T5"> р.</text:span></text:p>
      <text:p text:style-name="Standard"/>
      <text:p text:style-name="P10"><text:soft-page-break/><text:span text:style-name="T10">1. Тема завдання: </text:span></text:p>
      <text:p text:style-name="P10">Закріплення знань студентів при вирішенні практичних завдань з<text:span text:style-name="T8"> </text:span>розв’язування нелінійних рівнянь.<text:span text:style-name="T8"> </text:span>Оволодіння методами і практичними<text:span text:style-name="T8"> </text:span>навичками<text:span text:style-name="T8"> </text:span>розв’язування нелінійних рівнянь на ЕОМ. Набуття умінь і навичок<text:span text:style-name="T8"> </text:span>при <text:s/>програмуванні та налагодженні програм для розв’язування нелінійних<text:span text:style-name="T8"> </text:span>рівнянь на комп'ютері.</text:p>
      <text:p text:style-name="P10"><text:span text:style-name="T10">2. Завдання:</text:span></text:p>
      <text:p text:style-name="P10">Скласти програму розв’язання нелінійного рівняння, користуючись схемою алгоритму.</text:p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1">Метод</text:p>
          </table:table-cell>
          <table:table-cell table:style-name="Table1.A1" office:value-type="string">
            <text:p text:style-name="P1">Номер варіанту</text:p>
          </table:table-cell>
          <table:table-cell table:style-name="Table1.A1" office:value-type="string">
            <text:p text:style-name="P1">Рівняння</text:p>
          </table:table-cell>
          <table:table-cell table:style-name="Table1.A1" office:value-type="string">
            <text:p text:style-name="P1">Примітка</text:p>
          </table:table-cell>
        </table:table-row>
        <table:table-row table:style-name="Table1.1">
          <table:table-cell table:style-name="Table1.A1" office:value-type="string">
            <text:p text:style-name="P1">Метод половинного ділення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<draw:frame draw:style-name="fr1" draw:name="Object1" text:anchor-type="as-char" svg:y="-0.172in" svg:width="0.6492in" svg:height="0.2075in" draw:z-index="0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.A1" office:value-type="string">
            <text:p text:style-name="P1"><text:span text:style-name="T8">-1.35</text:span></text:p>
          </table:table-cell>
        </table:table-row>
      </table:table>
      <text:p text:style-name="P10"><text:span text:style-name="T9">3</text:span><text:span text:style-name="T10">. Лістинг програми:</text:span></text:p>
      <text:p text:style-name="P2"><text:span text:style-name="T11"/></text:p>
      <text:p text:style-name="P2"><text:span text:style-name="T11">public interface Function {</text:span></text:p>
      <text:p text:style-name="P2"><text:span text:style-name="T11"><text:s text:c="4"/>public double value(double x);</text:span></text:p>
      <text:p text:style-name="P2"><text:span text:style-name="T11">}</text:span></text:p>
      <text:p text:style-name="P2"><text:span text:style-name="T11"/></text:p>
      <text:p text:style-name="P2"><text:span text:style-name="T11">public class HalfDivider {</text:span></text:p>
      <text:p text:style-name="P2"><text:span text:style-name="T11"><text:s text:c="4"/>public static void main(final String[] args) {</text:span></text:p>
      <text:p text:style-name="P2"><text:span text:style-name="T11"><text:s text:c="8"/>UIManager.setLookAndFeel(UIManager.getSystemLookAndFeelClassName());</text:span></text:p>
      <text:p text:style-name="P2"><text:span text:style-name="T11"><text:s text:c="8"/>HalfDividerFrame demo = new HalfDividerFrame("Метод половинного ділення");</text:span></text:p>
      <text:p text:style-name="P2"><text:span text:style-name="T11"><text:s text:c="4"/>}</text:span></text:p>
      <text:p text:style-name="P2"><text:span text:style-name="T11">}</text:span></text:p>
      <text:p text:style-name="P2"><text:span text:style-name="T11"/></text:p>
      <text:p text:style-name="P2"><text:span text:style-name="T11">public class HalfDividerFrame extends ApplicationFrame {</text:span></text:p>
      <text:p text:style-name="P2"><text:span text:style-name="T11"><text:s text:c="4"/>private JPanel rootPanel;</text:span></text:p>
      <text:p text:style-name="P2"><text:span text:style-name="T11"><text:s text:c="4"/>private JTextField mTextFieldLeft;</text:span></text:p>
      <text:p text:style-name="P2"><text:span text:style-name="T11"><text:s text:c="4"/>private JTextField mTextFieldRight;</text:span></text:p>
      <text:p text:style-name="P2"><text:span text:style-name="T11"><text:s text:c="4"/>private JButton mFindButton;</text:span></text:p>
      <text:p text:style-name="P2"><text:span text:style-name="T11"><text:s text:c="4"/>private ChartPanel chartPanelGraph = null;</text:span></text:p>
      <text:p text:style-name="P2"><text:span text:style-name="T11"/></text:p>
      <text:p text:style-name="P2"><text:span text:style-name="T11"><text:s text:c="4"/>private Function function = new Function() {</text:span></text:p>
      <text:p text:style-name="P2"><text:span text:style-name="T11"><text:s text:c="8"/>@Override</text:span></text:p>
      <text:p text:style-name="P2"><text:span text:style-name="T11"><text:s text:c="8"/>public double value(double x) {</text:span></text:p>
      <text:p text:style-name="P2"><text:span text:style-name="T11"><text:s text:c="12"/>return x * (x * x - 1) + 1;</text:span></text:p>
      <text:p text:style-name="P2"><text:span text:style-name="T11"><text:s text:c="8"/>}</text:span></text:p>
      <text:p text:style-name="P2"><text:span text:style-name="T11"><text:s text:c="4"/>};</text:span></text:p>
      <text:p text:style-name="P2"><text:span text:style-name="T11"><text:s text:c="4"/>private double EPS = 0.000000001D;</text:span></text:p>
      <text:p text:style-name="P2"><text:span text:style-name="T11"><text:s text:c="4"/>private double zeroValue = Double.MAX_VALUE;</text:span></text:p>
      <text:p text:style-name="P2"><text:span text:style-name="T11"/></text:p>
      <text:p text:style-name="P2"><text:span text:style-name="T11"><text:s text:c="4"/>public HalfDividerFrame(String title) {</text:span></text:p>
      <text:p text:style-name="P2"><text:span text:style-name="T11"><text:s text:c="8"/>super(title);</text:span></text:p>
      <text:p text:style-name="P2"><text:span text:style-name="T11"/></text:p>
      <text:p text:style-name="P2"><text:span text:style-name="T11"><text:s text:c="8"/>setContentPane(rootPanel);</text:span></text:p>
      <text:p text:style-name="P2"><text:span text:style-name="T11"/></text:p>
      <text:p text:style-name="P2"><text:span text:style-name="T11"><text:s text:c="8"/>setPreferredSize(new Dimension(750, 550));</text:span></text:p>
      <text:p text:style-name="P2"><text:span text:style-name="T11"/></text:p>
      <text:p text:style-name="P2"><text:span text:style-name="T11"><text:s text:c="8"/>setDefaultCloseOperation(WindowConstants.EXIT_ON_CLOSE);</text:span></text:p>
      <text:p text:style-name="P2"><text:span text:style-name="T11"/></text:p>
      <text:p text:style-name="P2"><text:span text:style-name="T11"><text:s text:c="8"/>mFindButton.addActionListener(new ActionListener() {</text:span></text:p>
      <text:p text:style-name="P2"><text:span text:style-name="T11"><text:s text:c="12"/>@Override</text:span></text:p>
      <text:p text:style-name="P2"><text:span text:style-name="T11"><text:s text:c="12"/>public void actionPerformed(ActionEvent e) {</text:span></text:p>
      <text:p text:style-name="P2"><text:span text:style-name="T11"><text:s text:c="16"/>drawGraphic();</text:span></text:p>
      <text:p text:style-name="P2"><text:span text:style-name="T11"><text:s text:c="12"/>}</text:span></text:p>
      <text:p text:style-name="P2"><text:span text:style-name="T11"><text:s text:c="8"/>});</text:span></text:p>
      <text:p text:style-name="P2"><text:span text:style-name="T11"><text:s text:c="8"/>pack();</text:span></text:p>
      <text:p text:style-name="P2"><text:span text:style-name="T11"><text:s text:c="8"/>setVisible(true);</text:span></text:p>
      <text:p text:style-name="P2"><text:span text:style-name="T11"><text:s text:c="4"/>}</text:span></text:p>
      <text:p text:style-name="P2"><text:span text:style-name="T11"><text:s text:c="4"/>private boolean findZero(double left, double right) {</text:span></text:p>
      <text:p text:style-name="P2"><text:span text:style-name="T11"><text:s text:c="8"/>if (Math.abs(function.value(left)) &lt; EPS) {</text:span></text:p>
      <text:p text:style-name="P2"><text:span text:style-name="T11"><text:s text:c="12"/>zeroValue = left;</text:span></text:p>
      <text:p text:style-name="P2"><text:span text:style-name="T11"><text:s text:c="12"/>return true;</text:span></text:p>
      <text:p text:style-name="P2"><text:soft-page-break/><text:span text:style-name="T11"><text:s text:c="8"/>}</text:span></text:p>
      <text:p text:style-name="P2"><text:span text:style-name="T11"><text:s text:c="8"/>if (right - left &lt; 0.1 * EPS) {</text:span></text:p>
      <text:p text:style-name="P2"><text:span text:style-name="T11"><text:s text:c="12"/>return false;</text:span></text:p>
      <text:p text:style-name="P2"><text:span text:style-name="T11"><text:s text:c="8"/>}</text:span></text:p>
      <text:p text:style-name="P2"><text:span text:style-name="T11"><text:s text:c="8"/>double m = 0.5 * (left + right);</text:span></text:p>
      <text:p text:style-name="P2"><text:span text:style-name="T11"><text:s text:c="8"/>if (function.value(m) * function.value(left) &lt; 0) {</text:span></text:p>
      <text:p text:style-name="P2"><text:span text:style-name="T11"><text:s text:c="12"/>return findZero(left, m);</text:span></text:p>
      <text:p text:style-name="P2"><text:span text:style-name="T11"><text:s text:c="8"/>} else {</text:span></text:p>
      <text:p text:style-name="P2"><text:span text:style-name="T11"><text:s text:c="12"/>return findZero(m, right);</text:span></text:p>
      <text:p text:style-name="P2"><text:span text:style-name="T11"><text:s text:c="8"/>}</text:span></text:p>
      <text:p text:style-name="P2"><text:span text:style-name="T11"/></text:p>
      <text:p text:style-name="P2"><text:span text:style-name="T11"><text:s text:c="4"/>}</text:span></text:p>
      <text:p text:style-name="P2"><text:span text:style-name="T11"><text:s text:c="4"/>private void drawGraphic() {</text:span></text:p>
      <text:p text:style-name="P2"><text:span text:style-name="T11"><text:s text:c="8"/>double a = Double.parseDouble(mTextFieldLeft.getText());</text:span></text:p>
      <text:p text:style-name="P2"><text:span text:style-name="T11"><text:s text:c="8"/>double b = Double.parseDouble(mTextFieldRight.getText());</text:span></text:p>
      <text:p text:style-name="P2"><text:span text:style-name="T11"><text:s text:c="8"/>XYSeries series = new XYSeries("Функція");</text:span></text:p>
      <text:p text:style-name="P2"><text:span text:style-name="T11"><text:s text:c="8"/>for (double i = a; i &lt; b; i += 0.05) {</text:span></text:p>
      <text:p text:style-name="P2"><text:span text:style-name="T11"><text:s text:c="12"/>series.add(i, function.value(i));</text:span></text:p>
      <text:p text:style-name="P2"><text:span text:style-name="T11"><text:s text:c="8"/>}</text:span></text:p>
      <text:p text:style-name="P2"><text:span text:style-name="T11"><text:s text:c="8"/>XYSeriesCollection dataGraph = new XYSeriesCollection();</text:span></text:p>
      <text:p text:style-name="P2"><text:span text:style-name="T11"><text:s text:c="8"/>dataGraph.addSeries(series);</text:span></text:p>
      <text:p text:style-name="P2"><text:span text:style-name="T11"/></text:p>
      <text:p text:style-name="P2"><text:span text:style-name="T11"><text:s text:c="8"/>JFreeChart chartGraph = ChartFactory.createXYLineChart(</text:span></text:p>
      <text:p text:style-name="P2"><text:span text:style-name="T11"><text:s text:c="16"/>"Декартова система", "X", "Y", dataGraph, PlotOrientation.VERTICAL,</text:span></text:p>
      <text:p text:style-name="P2"><text:span text:style-name="T11"><text:s text:c="16"/>true, true, false);</text:span></text:p>
      <text:p text:style-name="P2"><text:span text:style-name="T11"><text:s text:c="8"/>if (findZero(a, b)) {</text:span></text:p>
      <text:p text:style-name="P2"><text:span text:style-name="T11"><text:s text:c="12"/>ValueAxis valueAxis = chartGraph.getXYPlot().getRangeAxis();</text:span></text:p>
      <text:p text:style-name="P2"><text:span text:style-name="T11"><text:s text:c="12"/>System.out.println(valueAxis.getUpperBound());</text:span></text:p>
      <text:p text:style-name="P2"><text:span text:style-name="T11"/></text:p>
      <text:p text:style-name="P2"><text:span text:style-name="T11"><text:s text:c="12"/>double h = 0.03 * (valueAxis.getUpperBound() - valueAxis.getLowerBound());</text:span></text:p>
      <text:p text:style-name="P2"><text:span text:style-name="T11"><text:s text:c="12"/>double w = 0.03 * (b - a);</text:span></text:p>
      <text:p text:style-name="P2"><text:span text:style-name="T11"/></text:p>
      <text:p text:style-name="P2"><text:span text:style-name="T11"><text:s text:c="12"/>System.out.println(w + " <text:s/>, <text:s/>" + h);</text:span></text:p>
      <text:p text:style-name="P2"><text:span text:style-name="T11"/></text:p>
      <text:p text:style-name="P2"><text:span text:style-name="T11"><text:s text:c="12"/>XYShapeAnnotation xyShapeAnnotation = new XYShapeAnnotation(</text:span></text:p>
      <text:p text:style-name="P2"><text:span text:style-name="T11"><text:s text:c="20"/>new Ellipse2D.Double(zeroValue - 0.5 * w, function.value(zeroValue) - 0.5 * h, w, h),</text:span></text:p>
      <text:p text:style-name="P2"><text:span text:style-name="T11"><text:s text:c="20"/>null,</text:span></text:p>
      <text:p text:style-name="P2"><text:span text:style-name="T11"><text:s text:c="20"/>null,</text:span></text:p>
      <text:p text:style-name="P2"><text:span text:style-name="T11"><text:s text:c="20"/>Color.ORANGE);</text:span></text:p>
      <text:p text:style-name="P2"><text:span text:style-name="T11"><text:s text:c="12"/>chartGraph.getXYPlot().addAnnotation(xyShapeAnnotation);</text:span></text:p>
      <text:p text:style-name="P2"><text:span text:style-name="T11"><text:s text:c="8"/>}</text:span></text:p>
      <text:p text:style-name="P2"><text:span text:style-name="T11"/></text:p>
      <text:p text:style-name="P2"><text:span text:style-name="T11"><text:s text:c="8"/>if (chartPanelGraph != null) {</text:span></text:p>
      <text:p text:style-name="P2"><text:span text:style-name="T11"><text:s text:c="12"/>rootPanel.remove(chartPanelGraph);</text:span></text:p>
      <text:p text:style-name="P2"><text:span text:style-name="T11"><text:s text:c="8"/>}</text:span></text:p>
      <text:p text:style-name="P2"><text:span text:style-name="T11"/></text:p>
      <text:p text:style-name="P2"><text:span text:style-name="T11"><text:s text:c="8"/>chartPanelGraph = new ChartPanel(chartGraph);</text:span></text:p>
      <text:p text:style-name="P2"><text:span text:style-name="T11"><text:s text:c="8"/>rootPanel.add(chartPanelGraph, BorderLayout.CENTER);</text:span></text:p>
      <text:p text:style-name="P2"><text:span text:style-name="T11"/></text:p>
      <text:p text:style-name="P2"><text:span text:style-name="T11"><text:s text:c="8"/>pack();</text:span></text:p>
      <text:p text:style-name="P2"><text:span text:style-name="T11"><text:s text:c="8"/>rootPanel.setVisible(true);</text:span></text:p>
      <text:p text:style-name="P2"><text:span text:style-name="T11"><text:s text:c="4"/>}</text:span></text:p>
      <text:p text:style-name="P2"><text:span text:style-name="T11"/></text:p>
      <text:p text:style-name="P2"><text:span text:style-name="T11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uk" fo:country="UA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uk" fo:country="UA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Calibri" style:font-name-asian="Calibri1" style:font-name-complex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name-asian="Calibri1" style:font-size-asian="8pt" style:font-name-complex="Tahoma1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Юрий</meta:initial-creator>
    <dc:creator>Yurii</dc:creator>
    <meta:editing-cycles>24</meta:editing-cycles>
    <meta:creation-date>2013-02-13T22:19:00</meta:creation-date>
    <dc:date>2013-05-22T22:33:00</dc:date>
    <meta:editing-duration>PT1M13S</meta:editing-duration>
    <meta:generator>LibreOffice/3.5$Linux_X86_64 LibreOffice_project/350m1$Build-2</meta:generator>
    <meta:document-statistic meta:table-count="1" meta:image-count="0" meta:object-count="1" meta:page-count="3" meta:paragraph-count="110" meta:word-count="388" meta:character-count="3958" meta:non-whitespace-character-count="2962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>
  <semantics>
    <mrow>
      <mrow>
        <mrow>
          <msup>
            <mrow>
              <mi>x</mi>
            </mrow>
            <mrow>
              <mn>3</mn>
            </mrow>
          </msup>
          <mo stretchy="false">−</mo>
          <mrow>
            <mi>x</mi>
          </mrow>
        </mrow>
        <mo stretchy="false">+</mo>
        <mn>1</mn>
      </mrow>
    </mrow>
    <annotation encoding="StarMath 5.0">{x} ^ {3} - {x} + 1</annotation>
  </semantics>
</math>
</file>